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005F56A0.png" manifest:media-type="image/png"/>
  <manifest:file-entry manifest:full-path="Pictures/10000000000003200000025897503B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Crab_20_-_20_Title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Crab_20_-_20_Text" draw:fill-image-width="0cm" draw:fill-image-height="0cm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 style:list-style-name="L2">
      <style:graphic-properties fo:min-height="13.609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paragraph-properties fo:line-height="100%" style:punctuation-wrap="hanging" style:line-break="strict"/>
      <style:text-properties fo:color="#004586" fo:font-size="32pt" fo:font-weight="bold" style:font-weight-asian="bold" style:font-weight-complex="bold"/>
    </style:style>
    <style:style style:name="P3" style:family="paragraph">
      <style:text-properties fo:color="#004586"/>
    </style:style>
    <style:style style:name="P4" style:family="paragraph">
      <style:text-properties fo:color="#004586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4586" fo:font-size="48pt" fo:language="pt" fo:country="BR" fo:font-weight="bold" style:font-size-asian="48pt" style:font-weight-asian="bold" style:font-size-complex="48pt" style:font-weight-complex="bold"/>
    </style:style>
    <style:style style:name="T2" style:family="text">
      <style:text-properties fo:color="#004586" fo:font-size="45pt" fo:language="pt" fo:country="BR" fo:font-weight="bold" style:font-size-asian="45pt" style:font-weight-asian="bold" style:font-size-complex="45pt" style:font-weight-complex="bold"/>
    </style:style>
    <style:style style:name="T3" style:family="text">
      <style:text-properties fo:color="#004586" fo:font-size="28pt" fo:language="pt" fo:country="BR" fo:font-weight="bold" style:font-size-asian="28pt" style:font-weight-asian="bold" style:font-size-complex="28pt" style:font-weight-complex="bold"/>
    </style:style>
    <style:style style:name="T4" style:family="text">
      <style:text-properties fo:color="#004586"/>
    </style:style>
    <style:style style:name="T5" style:family="text">
      <style:text-properties fo:color="#004586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DI 2011.1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 presentation:user-transformed="true">
          <draw:text-box>
            <text:p text:style-name="P1"><text:span text:style-name="T1">Animação</text:span><text:span text:style-name="T2"><text:line-break/></text:span><text:span text:style-name="T3">Interpolação de Posição e Orienta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4">Indice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Crab_20_-_20_Text" draw:display-name="Crab - Text" xlink:href="Pictures/100000000000032000000258005F56A0.png" xlink:type="simple" xlink:show="embed" xlink:actuate="onLoad"/>
    <draw:fill-image draw:name="Crab_20_-_20_Title" draw:display-name="Crab - Title" xlink:href="Pictures/10000000000003200000025897503BD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Crab_20_-_20_Text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ff" draw:fill="none" draw:auto-grow-height="false" draw:fit-to-size="shrink-to-fit">
        <text:list-style style:name="Default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58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4586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4586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4586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4586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4586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4586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4586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4586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rab_20_-_20_Tex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fo:font-size="28pt" fo:font-weight="bold" style:font-size-asian="28pt" style:font-weight-asian="bold" style:font-size-complex="28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</meta:initial-creator>
    <meta:creation-date>2011-04-23T12:16:47</meta:creation-date>
    <meta:editing-duration>P1DT3H30M37S</meta:editing-duration>
    <meta:editing-cycles>142</meta:editing-cycles>
    <dc:date>2012-12-11T14:37:52</dc:date>
    <meta:generator>LibreOffice/3.5$Linux_X86_64 LibreOffice_project/350m1$Build-2</meta:generator>
    <meta:document-statistic meta:object-count="28"/>
  </office:meta>
</office:document-meta>
</file>